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93f56" officeooo:paragraph-rsid="00193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rio de la asesoría </text:p>
      <text:p text:style-name="Preformatted_20_Text"/>
      <text:p text:style-name="Preformatted_20_Text">PHP Install</text:p>
      <text:p text:style-name="Preformatted_20_Text">PHP Syntax</text:p>
      <text:p text:style-name="Preformatted_20_Text">PHP Comments</text:p>
      <text:p text:style-name="Preformatted_20_Text">PHP Variables</text:p>
      <text:p text:style-name="Preformatted_20_Text">PHP Echo / Print</text:p>
      <text:p text:style-name="Preformatted_20_Text">PHP Data Types</text:p>
      <text:p text:style-name="Preformatted_20_Text">PHP Strings</text:p>
      <text:p text:style-name="Preformatted_20_Text">PHP Numbers</text:p>
      <text:p text:style-name="Preformatted_20_Text">PHP Math</text:p>
      <text:p text:style-name="Preformatted_20_Text">PHP Constants</text:p>
      <text:p text:style-name="Preformatted_20_Text">PHP Operators</text:p>
      <text:p text:style-name="Preformatted_20_Text">PHP If...Else...Elseif</text:p>
      <text:p text:style-name="Preformatted_20_Text">PHP Switch</text:p>
      <text:p text:style-name="Preformatted_20_Text">PHP Loops</text:p>
      <text:p text:style-name="Preformatted_20_Text">PHP Functions</text:p>
      <text:p text:style-name="Preformatted_20_Text">PHP Arrays</text:p>
      <text:p text:style-name="Preformatted_20_Text">PHP Superglobals</text:p>
      <text:p text:style-name="Preformatted_20_Text">PHP RegEx</text:p>
      <text:p text:style-name="Preformatted_20_Text"/>
      <text:p text:style-name="Preformatted_20_Text">PHP Forms</text:p>
      <text:p text:style-name="Preformatted_20_Text">PHP Form Handling</text:p>
      <text:p text:style-name="Preformatted_20_Text">PHP Form Validation</text:p>
      <text:p text:style-name="Preformatted_20_Text">PHP Form Required</text:p>
      <text:p text:style-name="Preformatted_20_Text">PHP Form URL/E-mail</text:p>
      <text:p text:style-name="Preformatted_20_Text">PHP Form Complete</text:p>
      <text:p text:style-name="Preformatted_20_Text"/>
      <text:p text:style-name="Preformatted_20_Text">PHP Advanced</text:p>
      <text:p text:style-name="Preformatted_20_Text">PHP Date and Time</text:p>
      <text:p text:style-name="Preformatted_20_Text">PHP Include</text:p>
      <text:p text:style-name="Preformatted_20_Text">PHP File Handling</text:p>
      <text:p text:style-name="Preformatted_20_Text">PHP File Open/Read</text:p>
      <text:p text:style-name="Preformatted_20_Text">PHP File Create/Write</text:p>
      <text:p text:style-name="Preformatted_20_Text">PHP File Upload</text:p>
      <text:p text:style-name="Preformatted_20_Text">PHP Cookies</text:p>
      <text:p text:style-name="Preformatted_20_Text">PHP Sessions</text:p>
      <text:p text:style-name="Preformatted_20_Text">PHP Filters</text:p>
      <text:p text:style-name="Preformatted_20_Text">PHP Filters Advanced</text:p>
      <text:p text:style-name="Preformatted_20_Text">PHP Callback Functions</text:p>
      <text:p text:style-name="Preformatted_20_Text">PHP JSON</text:p>
      <text:p text:style-name="Preformatted_20_Text">PHP Exceptions</text:p>
      <text:p text:style-name="Preformatted_20_Text"/>
      <text:p text:style-name="Preformatted_20_Text">PHP OOP</text:p>
      <text:p text:style-name="Preformatted_20_Text">PHP What is OOP</text:p>
      <text:p text:style-name="Preformatted_20_Text">PHP Classes/Objects</text:p>
      <text:p text:style-name="Preformatted_20_Text">PHP Constructor</text:p>
      <text:p text:style-name="Preformatted_20_Text">PHP Destructor</text:p>
      <text:p text:style-name="Preformatted_20_Text">PHP Access Modifiers</text:p>
      <text:p text:style-name="Preformatted_20_Text">PHP Inheritance</text:p>
      <text:p text:style-name="Preformatted_20_Text">PHP Constants</text:p>
      <text:p text:style-name="Preformatted_20_Text">PHP Abstract Classes</text:p>
      <text:p text:style-name="Preformatted_20_Text">PHP Interfaces</text:p>
      <text:p text:style-name="Preformatted_20_Text">PHP Traits</text:p>
      <text:p text:style-name="Preformatted_20_Text">PHP Static Methods</text:p>
      <text:p text:style-name="Preformatted_20_Text">PHP Static Properties</text:p>
      <text:p text:style-name="Preformatted_20_Text">PHP Namespaces</text:p>
      <text:p text:style-name="Preformatted_20_Text">PHP Iterables</text:p>
      <text:p text:style-name="Preformatted_20_Text"/>
      <text:p text:style-name="Preformatted_20_Text"><text:soft-page-break/>MySQL Database</text:p>
      <text:p text:style-name="Preformatted_20_Text">MySQL Database</text:p>
      <text:p text:style-name="Preformatted_20_Text">MySQL Connect</text:p>
      <text:p text:style-name="Preformatted_20_Text">MySQL Create DB</text:p>
      <text:p text:style-name="Preformatted_20_Text">MySQL Create Table</text:p>
      <text:p text:style-name="Preformatted_20_Text">MySQL Insert Data</text:p>
      <text:p text:style-name="Preformatted_20_Text">MySQL Get Last ID</text:p>
      <text:p text:style-name="Preformatted_20_Text">MySQL Insert Multiple</text:p>
      <text:p text:style-name="Preformatted_20_Text">MySQL Prepared</text:p>
      <text:p text:style-name="Preformatted_20_Text">MySQL Select Data</text:p>
      <text:p text:style-name="Preformatted_20_Text">MySQL Where</text:p>
      <text:p text:style-name="Preformatted_20_Text">MySQL Order By</text:p>
      <text:p text:style-name="Preformatted_20_Text">MySQL Delete Data</text:p>
      <text:p text:style-name="Preformatted_20_Text">MySQL Update Data</text:p>
      <text:p text:style-name="Preformatted_20_Text">MySQL Limit Data</text:p>
      <text:p text:style-name="Preformatted_20_Text"/>
      <text:p text:style-name="Preformatted_20_Text"/>
      <text:p text:style-name="Preformatted_20_Text">PHP - AJAX</text:p>
      <text:p text:style-name="Preformatted_20_Text">AJAX Intro</text:p>
      <text:p text:style-name="Preformatted_20_Text">AJAX PHP</text:p>
      <text:p text:style-name="Preformatted_20_Text">AJAX Database</text:p>
      <text:p text:style-name="Preformatted_20_Text">AJAX XML</text:p>
      <text:p text:style-name="Preformatted_20_Text">AJAX Live Search</text:p>
      <text:p text:style-name="Preformatted_20_Text">AJAX Poll</text:p>
      <text:p text:style-name="Preformatted_20_Text"/>
      <text:p text:style-name="Preformatted_20_Text"/>
      <text:p text:style-name="Preformatted_20_Text">PHP Array</text:p>
      <text:p text:style-name="Preformatted_20_Text">PHP Calendar</text:p>
      <text:p text:style-name="Preformatted_20_Text">PHP Date</text:p>
      <text:p text:style-name="Preformatted_20_Text">PHP Directory</text:p>
      <text:p text:style-name="Preformatted_20_Text">PHP Error</text:p>
      <text:p text:style-name="Preformatted_20_Text">PHP Exception</text:p>
      <text:p text:style-name="Preformatted_20_Text">PHP Filesystem</text:p>
      <text:p text:style-name="Preformatted_20_Text">PHP Filter</text:p>
      <text:p text:style-name="Preformatted_20_Text">PHP FTP</text:p>
      <text:p text:style-name="Preformatted_20_Text">PHP JSON</text:p>
      <text:p text:style-name="Preformatted_20_Text">PHP Keywords</text:p>
      <text:p text:style-name="Preformatted_20_Text">PHP Mail</text:p>
      <text:p text:style-name="Preformatted_20_Text">PHP Math</text:p>
      <text:p text:style-name="Preformatted_20_Text">PHP Misc</text:p>
      <text:p text:style-name="Preformatted_20_Text">PHP MySQLi</text:p>
      <text:p text:style-name="Preformatted_20_Text">PHP Network</text:p>
      <text:p text:style-name="Preformatted_20_Text">PHP Output Control</text:p>
      <text:p text:style-name="Preformatted_20_Text">PHP RegEx</text:p>
      <text:p text:style-name="Preformatted_20_Text">PHP Stream</text:p>
      <text:p text:style-name="Preformatted_20_Text">PHP String</text:p>
      <text:p text:style-name="Preformatted_20_Text">PHP Variable Handling</text:p>
      <text:p text:style-name="Preformatted_20_Text">PHP Zip</text:p>
      <text:p text:style-name="Preformatted_20_Text">PHP Timez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05-10T19:24:13.275000000</dc:date>
    <meta:editing-duration>PT1M12S</meta:editing-duration>
    <meta:editing-cycles>1</meta:editing-cycles>
    <meta:document-statistic meta:table-count="0" meta:image-count="0" meta:object-count="0" meta:page-count="2" meta:paragraph-count="99" meta:word-count="237" meta:character-count="1336" meta:non-whitespace-character-count="1197"/>
  </office:meta>
</office:document-meta>
</file>